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118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3.31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8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70256568">
            <text:p>70256568</text:p>
          </table:table-cell>
          <table:table-cell office:value-type="string">
            <text:p>In a Hot Market, Evictions Soar for Renters</text:p>
          </table:table-cell>
          <table:table-cell office:value-type="string">
            <text:p>For tens of thousands of renters, ...</text:p>
          </table:table-cell>
          <table:table-cell office:value-type="string">
            <text:p>Best Teletype 2013</text:p>
          </table:table-cell>
          <table:table-cell/>
        </table:table-row>
        <table:table-row table:style-name="ro1">
          <table:table-cell office:value-type="float" office:value="45673">
            <text:p>45673</text:p>
          </table:table-cell>
          <table:table-cell office:value-type="string">
            <text:p>Democrats Wary of Benghazi Inquiry Stretching Into ’16</text:p>
          </table:table-cell>
          <table:table-cell office:value-type="string">
            <text:p>The length of the investigation ...</text:p>
          </table:table-cell>
          <table:table-cell office:value-type="string">
            <text:p>Golden Teletype 2011</text:p>
          </table:table-cell>
          <table:table-cell office:value-type="string">
            <text:p>SuperTT 2013</text:p>
          </table:table-cell>
        </table:table-row>
        <table:table-row table:style-name="ro1">
          <table:table-cell office:value-type="float" office:value="68873">
            <text:p>68873</text:p>
          </table:table-cell>
          <table:table-cell office:value-type="string">
            <text:p>N.F.L. Rights a Wrong, but Only After Long Review</text:p>
          </table:table-cell>
          <table:table-cell office:value-type="string">
            <text:p>In a rarity for the league, Commissioner ...</text:p>
          </table:table-cell>
          <table:table-cell table:style-name="ce1"/>
          <table:table-cell/>
        </table:table-row>
        <table:table-row table:style-name="ro1">
          <table:table-cell office:value-type="float" office:value="647587">
            <text:p>647587</text:p>
          </table:table-cell>
          <table:table-cell office:value-type="string">
            <text:p>A Holdout Prepares to Fight for His Parents’ Home</text:p>
          </table:table-cell>
          <table:table-cell office:value-type="string">
            <text:p>For 30 years, Charlie Birnbaum’s ...</text:p>
          </table:table-cell>
          <table:table-cell table:number-columns-repeated="2"/>
        </table:table-row>
        <table:table-row table:style-name="ro2">
          <table:table-cell office:value-type="float" office:value="821234">
            <text:p>821234</text:p>
          </table:table-cell>
          <table:table-cell office:value-type="string">
            <text:p/>
            <text:p>Website Spurs Talks Between Nikki Finke and Ex-Boss</text:p>
          </table:table-cell>
          <table:table-cell office:value-type="string">
            <text:p>The anonymous website created a stir ...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26/10/2014</text:date>, <text:time>14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2S</meta:editing-duration>
    <meta:editing-cycles>9</meta:editing-cycles>
    <meta:generator>OpenOffice/4.1.1$Unix OpenOffice.org_project/411m6$Build-9775</meta:generator>
    <dc:date>2014-10-26T14:18:38</dc:date>
    <dc:creator>Iñigo Aguas Ardaiz</dc:creator>
    <meta:document-statistic meta:table-count="1" meta:cell-count="18" meta:object-count="0"/>
    <meta:user-defined meta:name="Info 1"/>
    <meta:user-defined meta:name="Info 2"/>
    <meta:user-defined meta:name="Info 3"/>
    <meta:user-defined meta:name="Info 4"/>
  </office:meta>
</office:document-meta>
</file>